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117cm"/>
    </style:style>
    <style:style style:name="Tabela3.D" style:family="table-column">
      <style:table-column-properties style:column-width="2.05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text-properties fo:language="pt" fo:country="BR"/>
    </style:style>
    <style:style style:name="P11" style:family="paragraph" style:parent-style-name="Title">
      <style:paragraph-properties fo:text-align="end" style:justify-single-word="false"/>
      <style:text-properties fo:language="pt" fo:country="BR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text-align="start" style:justify-single-word="false"/>
    </style:style>
    <style:style style:name="P1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6" style:family="paragraph" style:parent-style-name="Title">
      <style:paragraph-properties fo:margin-top="0.212cm" fo:margin-bottom="0cm" fo:text-align="end" style:justify-single-word="false"/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212cm" fo:margin-bottom="0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212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212cm" fo:margin-bottom="0cm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2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1" style:family="paragraph" style:parent-style-name="Standard">
      <style:paragraph-properties fo:margin-left="1.69cm" fo:margin-right="0cm" fo:text-indent="0cm" style:auto-text-indent="false"/>
    </style:style>
    <style:style style:name="P32" style:family="paragraph" style:parent-style-name="RUP_20_Corpo_20_1">
      <style:paragraph-properties fo:margin-left="1.69cm" fo:margin-right="0cm" fo:margin-top="0cm" fo:margin-bottom="0cm" fo:text-indent="0cm" style:auto-text-indent="false"/>
    </style:style>
    <style:style style:name="P33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</style:style>
    <style:style style:name="P34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font-style="normal" style:font-size-asian="10pt" style:font-style-asian="normal" style:font-style-complex="italic"/>
    </style:style>
    <style:style style:name="P35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/>
    </style:style>
    <style:style style:name="P36" style:family="paragraph" style:parent-style-name="Título_20_4_20__2b__20_12_20_pt">
      <style:paragraph-properties fo:margin-left="2.752cm" fo:margin-right="0cm" fo:text-indent="0cm" style:auto-text-indent="false"/>
      <style:text-properties style:font-style-complex="italic"/>
    </style:style>
    <style:style style:name="P37" style:family="paragraph" style:parent-style-name="RUP_20_Corpo_20_2">
      <style:paragraph-properties fo:margin-left="1.48cm" fo:margin-right="0cm" fo:margin-top="0cm" fo:margin-bottom="0cm" fo:text-indent="0cm" style:auto-text-indent="false"/>
    </style:style>
    <style:style style:name="P38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RUP_20_Corpo_20_2">
      <style:paragraph-properties fo:margin-left="1.482cm" fo:margin-right="0cm" fo:text-indent="0cm" style:auto-text-indent="false"/>
    </style:style>
    <style:style style:name="P41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font-style="normal" style:font-size-asian="10pt" style:font-style-asian="normal"/>
    </style:style>
    <style:style style:name="P42" style:family="paragraph" style:parent-style-name="Título_20_4_20__2b__20_12_20_pt">
      <style:paragraph-properties fo:margin-left="1.482cm" fo:margin-right="0cm" fo:text-indent="0cm" style:auto-text-indent="false"/>
    </style:style>
    <style:style style:name="P43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style:font-size-asian="10pt" style:font-name-complex="Arial"/>
    </style:style>
    <style:style style:name="P4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style:font-name-complex="Arial"/>
    </style:style>
    <style:style style:name="P45" style:family="paragraph" style:parent-style-name="RUP_20_Corpo_20_1">
      <style:paragraph-properties fo:margin-left="1.482cm" fo:margin-right="0cm" fo:margin-top="0cm" fo:margin-bottom="0cm" fo:text-indent="0cm" style:auto-text-indent="false"/>
    </style:style>
    <style:style style:name="P46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/>
    </style:style>
    <style:style style:name="P4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8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font-style="normal" style:font-size-asian="10pt" style:font-style-asian="normal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0" style:family="paragraph" style:parent-style-name="RUP_20_Tabela">
      <style:paragraph-properties fo:text-align="center" style:justify-single-wor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3" style:family="paragraph" style:parent-style-name="RUP_20_Tabela">
      <style:paragraph-properties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margin-left="0.635cm" fo:margin-right="0cm" fo:text-indent="0cm" style:auto-text-indent="false" style:snap-to-layout-grid="false"/>
    </style:style>
    <style:style style:name="P57" style:family="paragraph" style:parent-style-name="Standard">
      <style:paragraph-properties fo:margin-left="0.635cm" fo:margin-right="0cm" fo:text-indent="0cm" style:auto-text-indent="false"/>
    </style:style>
    <style:style style:name="P5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style:font-size-asian="10pt" style:font-name-complex="Arial"/>
    </style:style>
    <style:style style:name="P59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0" style:family="paragraph" style:parent-style-name="Corpo_20_de_20_texto_20_2">
      <style:paragraph-properties fo:margin-left="0.635cm" fo:margin-right="0cm" fo:margin-top="0cm" fo:margin-bottom="0cm" fo:line-height="100%" fo:text-align="justify" style:justify-single-word="false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color="#000000" style:font-name="Arial" fo:font-size="10pt" style:font-size-asian="10pt" style:font-name-complex="Arial"/>
    </style:style>
    <style:style style:name="P61" style:family="paragraph" style:parent-style-name="Text_20_body">
      <style:paragraph-properties fo:margin-left="0.635cm" fo:margin-right="0cm" fo:margin-top="0cm" fo:margin-bottom="0.106cm" fo:text-indent="0cm" style:auto-text-indent="false"/>
    </style:style>
    <style:style style:name="P62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style:font-size-asian="10pt" style:font-name-complex="Arial"/>
    </style:style>
    <style:style style:name="P63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/>
    </style:style>
    <style:style style:name="P6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</style:style>
    <style:style style:name="P65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/>
    </style:style>
    <style:style style:name="P66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67" style:family="paragraph" style:parent-style-name="RUP_20_Tabela">
      <style:paragraph-properties fo:keep-together="always" fo:keep-with-next="always"/>
      <style:text-properties fo:language="pt" fo:country="BR"/>
    </style:style>
    <style:style style:name="P6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6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70" style:family="paragraph" style:parent-style-name="Text_20_body">
      <style:paragraph-properties fo:margin-left="0.63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/>
    </style:style>
    <style:style style:name="P71" style:family="paragraph" style:parent-style-name="RUP_20_Corpo_20_1">
      <style:paragraph-properties fo:margin-left="3.493cm" fo:margin-right="0cm" fo:margin-top="0cm" fo:margin-bottom="0cm" fo:text-indent="0cm" style:auto-text-indent="false"/>
    </style:style>
    <style:style style:name="P72" style:family="paragraph" style:parent-style-name="Standard">
      <style:text-properties style:language-asian="en" style:country-asian="US"/>
    </style:style>
    <style:style style:name="P73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74" style:family="paragraph" style:parent-style-name="Standard">
      <style:paragraph-properties fo:text-align="center" style:justify-single-word="false"/>
    </style:style>
    <style:style style:name="P75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76" style:family="paragraph" style:parent-style-name="Standard">
      <style:text-properties fo:language="en" fo:country="US" style:language-asian="en" style:country-asian="US"/>
    </style:style>
    <style:style style:name="P77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8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"/>
    </style:style>
    <style:style style:name="P79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0" style:family="paragraph" style:parent-style-name="Standard">
      <style:paragraph-properties fo:margin-top="0cm" fo:margin-bottom="0.212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1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82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83" style:family="paragraph" style:parent-style-name="Standard">
      <style:paragraph-properties fo:margin-left="-0.032cm" fo:margin-right="0cm" fo:margin-top="0.212cm" fo:margin-bottom="0cm" fo:text-indent="0.032cm" style:auto-text-indent="false"/>
    </style:style>
    <style:style style:name="P84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style:font-size-asian="10pt" style:font-name-complex="Arial" style:font-size-complex="10pt"/>
    </style:style>
    <style:style style:name="P85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style:font-size-asian="10pt" style:font-name-complex="Arial" style:font-size-complex="10pt"/>
    </style:style>
    <style:style style:name="P86" style:family="paragraph" style:parent-style-name="Standard">
      <style:paragraph-properties fo:margin-left="1.693cm" fo:margin-right="0cm" fo:text-align="justify" style:justify-single-word="false" fo:text-indent="0cm" style:auto-text-indent="false"/>
    </style:style>
    <style:style style:name="P87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name-complex="Arial"/>
    </style:style>
    <style:style style:name="P88" style:family="paragraph" style:parent-style-name="RUP_20_Corpo_20_1">
      <style:paragraph-properties fo:margin-left="1.693cm" fo:margin-right="0cm" fo:text-indent="0cm" style:auto-text-indent="false"/>
    </style:style>
    <style:style style:name="P89" style:family="paragraph" style:parent-style-name="Text_20_body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90" style:family="paragraph" style:parent-style-name="Text_20_body">
      <style:paragraph-properties fo:margin-left="1.693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/>
    </style:style>
    <style:style style:name="P91" style:family="paragraph" style:parent-style-name="Text_20_body">
      <style:paragraph-properties fo:margin-left="1.693cm" fo:margin-right="0cm" fo:margin-top="0cm" fo:margin-bottom="0.106cm" fo:text-align="justify" style:justify-single-word="false" fo:orphans="2" fo:widows="2" fo:text-indent="0cm" style:auto-text-indent="false" style:writing-mode="lr-tb"/>
      <style:text-properties fo:color="#000000" style:font-name="Arial" fo:font-size="10pt" fo:language="pt" fo:country="BR" style:font-name-asian="Times New Roman" style:font-size-asian="10pt" style:font-name-complex="Arial" style:language-complex="ar" style:country-complex="SA"/>
    </style:style>
    <style:style style:name="P92" style:family="paragraph" style:parent-style-name="Text_20_body">
      <style:paragraph-properties fo:margin-left="1.693cm" fo:margin-right="0cm" fo:margin-top="0cm" fo:margin-bottom="0.106cm" fo:text-align="justify" style:justify-single-word="false" fo:orphans="2" fo:widows="2" fo:text-indent="0cm" style:auto-text-indent="false" style:writing-mode="lr-tb"/>
    </style:style>
    <style:style style:name="P93" style:family="paragraph" style:parent-style-name="Text_20_body">
      <style:paragraph-properties fo:margin-top="0cm" fo:margin-bottom="0cm"/>
    </style:style>
    <style:style style:name="P94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/>
    </style:style>
    <style:style style:name="P95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/>
    </style:style>
    <style:style style:name="P96" style:family="paragraph" style:parent-style-name="Text_20_body">
      <style:paragraph-properties fo:margin-left="0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/>
    </style:style>
    <style:style style:name="P9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9" style:family="paragraph" style:parent-style-name="Standard">
      <style:paragraph-properties fo:margin-left="1.259cm" fo:margin-right="0cm" fo:margin-top="0cm" fo:margin-bottom="0.106cm" fo:orphans="2" fo:widows="2" fo:text-indent="-0.63cm" style:auto-text-indent="false" style:writing-mode="lr-tb">
        <style:tab-stops>
          <style:tab-stop style:position="1.482cm"/>
        </style:tab-stops>
      </style:paragraph-properties>
      <style:text-properties style:use-window-font-color="true" fo:font-size="12pt" fo:language="pt" fo:country="BR" style:font-name-asian="Times New Roman" style:font-size-asian="12pt" style:font-size-complex="12pt" style:language-complex="ar" style:country-complex="SA"/>
    </style:style>
    <style:style style:name="P100" style:family="paragraph" style:parent-style-name="Standard">
      <style:paragraph-properties fo:margin-left="1.259cm" fo:margin-right="0cm" fo:margin-top="0cm" fo:margin-bottom="0.106cm" fo:orphans="2" fo:widows="2" fo:text-indent="-0.63cm" style:auto-text-indent="false" style:writing-mode="lr-tb">
        <style:tab-stops>
          <style:tab-stop style:position="1.482cm"/>
        </style:tab-stops>
      </style:paragraph-properties>
    </style:style>
    <style:style style:name="P101" style:family="paragraph" style:parent-style-name="RUP_20_Instruções">
      <style:paragraph-properties fo:margin-left="2.501cm" fo:margin-right="0cm" fo:text-indent="0cm" style:auto-text-indent="false"/>
      <style:text-properties fo:color="#000000" fo:font-size="10pt" fo:font-style="normal" style:font-size-asian="10pt" style:font-style-asian="normal" style:font-style-complex="italic"/>
    </style:style>
    <style:style style:name="P102" style:family="paragraph" style:parent-style-name="Standard">
      <style:paragraph-properties fo:margin-left="1.725cm" fo:margin-right="0cm" fo:text-indent="0cm" style:auto-text-indent="false"/>
    </style:style>
    <style:style style:name="P10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4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105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106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107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108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Heading_20_3" style:list-style-name="WW8Num21">
      <style:paragraph-properties fo:margin-left="1.259cm" fo:margin-right="0cm" fo:margin-top="0cm" fo:margin-bottom="0.106cm" fo:orphans="2" fo:widows="2" fo:text-indent="-0.63cm" style:auto-text-indent="false" style:writing-mode="lr-tb">
        <style:tab-stops>
          <style:tab-stop style:position="1.482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font-weight-asian="bold" style:font-size-complex="12pt" style:language-complex="ar" style:country-complex="SA" style:font-weight-complex="bold"/>
    </style:style>
    <style:style style:name="P110" style:family="paragraph" style:parent-style-name="Heading_20_3" style:list-style-name="WW8Num21">
      <style:paragraph-properties fo:margin-left="1.259cm" fo:margin-right="0cm" fo:margin-top="0cm" fo:margin-bottom="0.106cm" fo:orphans="2" fo:widows="2" fo:text-indent="-0.63cm" style:auto-text-indent="false" style:writing-mode="lr-tb">
        <style:tab-stops>
          <style:tab-stop style:position="1.482cm"/>
        </style:tab-stops>
      </style:paragraph-properties>
      <style:text-properties style:use-window-font-color="true" fo:font-size="12pt" fo:language="pt" fo:country="BR" style:font-name-asian="Times New Roman" style:font-size-asian="12pt" style:font-size-complex="12pt" style:language-complex="ar" style:country-complex="SA"/>
    </style:style>
    <style:style style:name="P111" style:family="paragraph" style:parent-style-name="Heading_20_3" style:list-style-name="WW8Num21">
      <style:paragraph-properties fo:margin-left="1.259cm" fo:margin-right="0cm" fo:margin-top="0cm" fo:margin-bottom="0.106cm" fo:orphans="2" fo:widows="2" fo:text-indent="-0.63cm" style:auto-text-indent="false" style:writing-mode="lr-tb">
        <style:tab-stops>
          <style:tab-stop style:position="1.482cm"/>
        </style:tab-stops>
      </style:paragraph-properties>
    </style:style>
    <style:style style:name="P112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style:font-size-asian="12pt" style:font-size-complex="12pt"/>
    </style:style>
    <style:style style:name="P113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style:font-size-asian="12pt" style:font-size-complex="12pt"/>
    </style:style>
    <style:style style:name="P114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115" style:family="paragraph" style:parent-style-name="Heading_20_3">
      <style:paragraph-properties fo:margin-left="3.493cm" fo:margin-right="0cm" fo:text-indent="0cm" style:auto-text-indent="false"/>
      <style:text-properties fo:color="#000000"/>
    </style:style>
    <style:style style:name="P116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style:font-size-asian="10pt" style:font-name-complex="Arial"/>
    </style:style>
    <style:style style:name="P117" style:family="paragraph" style:parent-style-name="Título_20_4_20__2b__20_12_20_pt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8" style:family="paragraph" style:parent-style-name="Título_20_4_20__2b__20_12_20_pt" style:list-style-name="WW8Num21">
      <style:paragraph-properties fo:margin-left="2.501cm" fo:margin-right="0cm" fo:margin-top="0cm" fo:margin-bottom="0.106cm" fo:orphans="2" fo:widows="2" fo:text-indent="-1.27cm" style:auto-text-indent="false" style:writing-mode="lr-tb">
        <style:tab-stops>
          <style:tab-stop style:position="1.482cm"/>
        </style:tab-stops>
      </style:paragraph-properties>
    </style:style>
    <style:style style:name="P119" style:family="paragraph" style:parent-style-name="Título_20_4_20__2b__20_12_20_pt" style:list-style-name="L1">
      <style:paragraph-properties fo:text-align="justify" style:justify-single-word="false" fo:orphans="2" fo:widows="2" fo:keep-with-next="always" style:writing-mode="lr-tb"/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language-complex="ar" style:country-complex="SA" style:font-weight-complex="normal"/>
    </style:style>
    <style:style style:name="P120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/>
    </style:style>
    <style:style style:name="T5" style:family="text">
      <style:text-properties fo:font-size="16pt" fo:language="pt" fo:country="BR" fo:font-weight="normal" style:font-size-asian="16pt" style:font-weight-asian="normal" style:font-size-complex="16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9" style:family="text">
      <style:text-properties fo:color="#008000" fo:font-size="10pt" fo:language="pt" fo:country="BR" style:font-size-asian="10pt"/>
    </style:style>
    <style:style style:name="T10" style:family="text">
      <style:text-properties fo:color="#008000" fo:font-size="10pt" fo:language="pt" fo:country="BR" style:font-size-asian="10pt" style:language-asian="zxx" style:country-asian="none"/>
    </style:style>
    <style:style style:name="T11" style:family="text">
      <style:text-properties fo:color="#008000" fo:font-size="10pt" fo:language="pt" fo:country="BR" fo:font-weight="normal" style:font-size-asian="10pt" style:font-weight-asian="normal"/>
    </style:style>
    <style:style style:name="T12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3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4" style:family="text">
      <style:text-properties fo:color="#008000" fo:language="pt" fo:country="BR"/>
    </style:style>
    <style:style style:name="T15" style:family="text">
      <style:text-properties style:font-name="Arial" fo:font-size="10pt" style:font-size-asian="10pt" style:font-name-complex="Arial"/>
    </style:style>
    <style:style style:name="T16" style:family="text">
      <style:text-properties style:font-name="Arial" fo:font-size="10pt" style:font-size-asian="10pt" style:font-name-complex="Arial" style:font-size-complex="10pt"/>
    </style:style>
    <style:style style:name="T17" style:family="text">
      <style:text-properties style:font-name="Arial" fo:font-size="10pt" fo:language="pt" fo:country="BR" style:font-size-asian="10pt"/>
    </style:style>
    <style:style style:name="T18" style:family="text">
      <style:text-properties style:font-name="Arial" fo:font-size="10pt" fo:language="pt" fo:country="BR" style:font-size-asian="10pt" style:font-name-complex="Arial"/>
    </style:style>
    <style:style style:name="T1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0" style:family="text">
      <style:text-properties fo:color="#000000" style:font-name="Arial" fo:font-size="10pt" fo:language="pt" fo:country="BR" style:font-size-asian="10pt" style:font-name-complex="Arial"/>
    </style:style>
    <style:style style:name="T21" style:family="text">
      <style:text-properties fo:color="#000000" style:font-name="Arial" fo:font-size="10pt" fo:language="pt" fo:country="BR" style:font-name-asian="Times New Roman" style:font-size-asian="10pt" style:font-name-complex="Arial" style:font-size-complex="12pt" style:language-complex="ar" style:country-complex="SA"/>
    </style:style>
    <style:style style:name="T22" style:family="text">
      <style:text-properties fo:color="#000000" style:font-name="Arial" fo:font-size="10pt" fo:language="pt" fo:country="BR" fo:font-weight="normal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T23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24" style:family="text">
      <style:text-properties style:use-window-font-color="true" fo:font-size="12pt" fo:language="pt" fo:country="BR" style:font-name-asian="Times New Roman" style:font-size-asian="12pt" style:font-size-complex="12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/>
      <text:p text:style-name="P11"/>
      <text:p text:style-name="P11"/>
      <text:p text:style-name="P11"/>
      <text:p text:style-name="P72"/>
      <text:p text:style-name="P12">Termo de Abertura</text:p>
      <text:p text:style-name="P19"/>
      <text:p text:style-name="P73"/>
      <text:p text:style-name="P73"/>
      <text:p text:style-name="P73"/>
      <text:p text:style-name="P73"/>
      <text:p text:style-name="P12">Nome do Projeto - Versão X.X</text:p>
      <text:p text:style-name="P17">Iteração XX- Release X.X</text:p>
      <text:p text:style-name="P73"/>
      <text:p text:style-name="P73"/>
      <text:p text:style-name="P73"/>
      <text:p text:style-name="P73"/>
      <text:p text:style-name="P73"/>
      <text:p text:style-name="P16"><text:span text:style-name="T5">Versão do Documento:</text:span><text:span text:style-name="T6"> X.X</text:span></text:p>
      <text:p text:style-name="P73"/>
      <text:p text:style-name="P73"/>
      <text:p text:style-name="P73"/>
      <text:p text:style-name="P18"/>
      <text:p text:style-name="P13"/>
      <text:section text:style-name="Sect1" text:name="Seção1">
        <text:p text:style-name="Standard"/>
      </text:section>
      <text:section text:style-name="Sect2" text:name="Seção2">
        <text:p text:style-name="P74"/>
        <text:p text:style-name="P28">Histórico de Revisão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49">Data</text:p>
            </table:table-cell>
            <table:table-cell table:style-name="Tabela2.A1" office:value-type="string">
              <text:p text:style-name="P55">Versão do Documento</text:p>
            </table:table-cell>
            <table:table-cell table:style-name="Tabela2.A1" office:value-type="string">
              <text:p text:style-name="P49">Descrição</text:p>
            </table:table-cell>
            <table:table-cell table:style-name="Tabela2.D1" office:value-type="string">
              <text:p text:style-name="P49">Autor</text:p>
            </table:table-cell>
          </table:table-row>
          <table:table-row table:style-name="Tabela2.1">
            <table:table-cell table:style-name="Tabela2.A2" office:value-type="string">
              <text:p text:style-name="P51">99/99/9999</text:p>
            </table:table-cell>
            <table:table-cell table:style-name="Tabela2.A2" office:value-type="string">
              <text:p text:style-name="P51">9.9</text:p>
            </table:table-cell>
            <table:table-cell table:style-name="Tabela2.A2" office:value-type="string">
              <text:p text:style-name="P53">Descrição da atividade realizada no documento.</text:p>
            </table:table-cell>
            <table:table-cell table:style-name="Tabela2.D2" office:value-type="string">
              <text:p text:style-name="P51">Nome do(s) autor(es)</text:p>
            </table:table-cell>
          </table:table-row>
          <table:table-row table:style-name="Tabela2.1">
            <table:table-cell table:style-name="Tabela2.A2" office:value-type="string">
              <text:p text:style-name="P54"/>
              <text:p text:style-name="P50"/>
            </table:table-cell>
            <table:table-cell table:style-name="Tabela2.A2" office:value-type="string">
              <text:p text:style-name="P51"/>
            </table:table-cell>
            <table:table-cell table:style-name="Tabela2.A2" office:value-type="string">
              <text:p text:style-name="P51"/>
            </table:table-cell>
            <table:table-cell table:style-name="Tabela2.D2" office:value-type="string">
              <text:p text:style-name="P51"/>
            </table:table-cell>
          </table:table-row>
          <table:table-row table:style-name="Tabela2.1">
            <table:table-cell table:style-name="Tabela2.A2" office:value-type="string">
              <text:p text:style-name="P54"/>
              <text:p text:style-name="P50"/>
            </table:table-cell>
            <table:table-cell table:style-name="Tabela2.A2" office:value-type="string">
              <text:p text:style-name="P51"/>
            </table:table-cell>
            <table:table-cell table:style-name="Tabela2.A2" office:value-type="string">
              <text:p text:style-name="P51"/>
            </table:table-cell>
            <table:table-cell table:style-name="Tabela2.D2" office:value-type="string">
              <text:p text:style-name="P51"/>
            </table:table-cell>
          </table:table-row>
        </table:table>
        <text:p text:style-name="Standard"/>
        <text:p text:style-name="Standard"/>
        <text:p text:style-name="P14"><text:span text:style-name="T9">Obs.:</text:span><text:span text:style-name="T11"> </text:span></text:p>
        <text:p text:style-name="P15"/>
        <text:p text:style-name="P14"><text:span text:style-name="T11">1- Na Capa deste documento deverá constar a versão do Projeto, a release (versão do módulo) e a versão deste Documento. E nesta página, deverá constar a </text:span><text:span text:style-name="T12">versão do documento</text:span><text:span text:style-name="T11">.</text:span></text:p>
        <text:p text:style-name="P75"/>
        <text:p text:style-name="P14"><text:span text:style-name="T13"></text:span><text:span text:style-name="T11"> Retirar esta observação no documento oficial.</text:span><text:span text:style-name="T14"> </text:span></text:p>
        <text:p text:style-name="Standard"/>
        <text:p text:style-name="P27">Sumário</text:p>
        <text:p text:style-name="P76"/>
        <text:p text:style-name="P76"/>
        <text:table-of-content text:style-name="Sect3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3" text:name="Sumário1_Head">
              <text:p text:style-name="P29">Sumário</text:p>
            </text:index-title>
            <text:p text:style-name="P97">1.Apresentação do Projeto<text:tab/>4</text:p>
            <text:p text:style-name="P97">2.Um resumo das condições que definem o projeto <text:tab/>4</text:p>
            <text:p text:style-name="P97">3.Matriz de Responsabilidades<text:tab/>4</text:p>
            <text:p text:style-name="P97">4.Necessidades básicas do trabalho a ser realizado<text:tab/>5</text:p>
            <text:p text:style-name="P97">5.Descrição do Projeto<text:tab/>6</text:p>
            <text:p text:style-name="P98">5.1Escopo do Projeto <text:tab/>6</text:p>
            <text:p text:style-name="P98">5.2Não-Escopo do Projeto <text:tab/>6</text:p>
            <text:p text:style-name="P98">5.3Premissas do Projeto <text:tab/>6</text:p>
            <text:p text:style-name="P98">5.4Produto do Projeto <text:tab/>6</text:p>
            <text:p text:style-name="P98">5.5Requisitos do Usuário<text:tab/>6</text:p>
            <text:p text:style-name="P98">5.6Restrições do produto<text:tab/>7</text:p>
            <text:p text:style-name="P98">5.7Critério de qualidade do produto<text:tab/>7</text:p>
            <text:p text:style-name="P98">5.8Lista de Riscos<text:tab/>7</text:p>
            <text:p text:style-name="P98">5.9Prioridades<text:tab/>8</text:p>
            <text:p text:style-name="P98">5.10Referências<text:tab/>8</text:p>
            <text:p text:style-name="P98">5.11Cronograma básico do projeto<text:tab/>8</text:p>
            <text:p text:style-name="P98">5.12Estimativas iniciais de custo<text:tab/>8</text:p>
            <text:p text:style-name="P97">6.Administração<text:tab/>9</text:p>
            <text:p text:style-name="P98">6.1Necessidade inicial do Projeto<text:tab/>9</text:p>
            <text:p text:style-name="P97">7.Assinaturas<text:tab/>10</text:p>
          </text:index-body>
        </text:table-of-content>
        <text:p text:style-name="P10">Termo de Abertura</text:p>
        <text:p text:style-name="P72"/>
        <text:list xml:id="list35159564" text:style-name="WW8Num21">
          <text:list-item>
            <text:h text:style-name="P104" text:outline-level="1"><text:bookmark text:name="__RefHeading__2811_471017092"/>Apresentação do Projeto<text:bookmark-end text:name="__RefHeading__2811_471017092"/></text:h>
          </text:list-item>
        </text:list>
        <text:p text:style-name="P62"/>
        <text:p text:style-name="P61"><text:span text:style-name="T15">[</text:span><text:span text:style-name="T18">Breve</text:span><text:span text:style-name="T15"> </text:span><text:span text:style-name="T18">descrição</text:span><text:span text:style-name="T15"> do </text:span><text:span text:style-name="T18">projeto</text:span><text:span text:style-name="T15">] exemplo da última página do livro, para vender o projeto.</text:span></text:p>
        <text:p text:style-name="P93"/>
        <text:list xml:id="list35561060" text:continue-numbering="true" text:style-name="WW8Num21">
          <text:list-item>
            <text:h text:style-name="P105" text:outline-level="1"><text:bookmark text:name="__RefHeading__2813_471017092"/>Um resumo das condições que definem o projeto <text:bookmark-end text:name="__RefHeading__2813_471017092"/></text:h>
          </text:list-item>
        </text:list>
        <text:p text:style-name="P78"/>
        <text:p text:style-name="P58">[Para efetivamente produzir produtos e serviços que atendam às reais necessidades do seu usuário e do gestor de conhecimento, é necessário identificar e envolver todos os detentores do conhecimento como parte do processo de modelagem do requisito. Deve-se ainda identificar os usuários do sistema e garantir que a comunidade de gestores do conhecimento os represente. Deve-se identificar o ambiente do usuário.]</text:p>
        <text:p text:style-name="P58"/>
        <text:p text:style-name="P58">Quem são meus usuário do sistema, em que ambiente o sistema vai ser utilizado. Qual o ambiente onde o sistema vai ser operado. Definição de Cliente é Usuário.</text:p>
        <text:p text:style-name="P58"/>
        <text:p text:style-name="P58"/>
        <text:list xml:id="list35579875" text:continue-numbering="true" text:style-name="WW8Num21">
          <text:list-item>
            <text:h text:style-name="P105" text:outline-level="1"><text:bookmark text:name="__RefHeading__2815_471017092"/>Matriz de Responsabilidades<text:bookmark-end text:name="__RefHeading__2815_471017092"/></text:h>
          </text:list-item>
        </text:list>
        <text:p text:style-name="P65"/>
        <text:p text:style-name="P65">[Nesta seção é informado o nome do gerente do projeto e os participantes da equipe (TI e Cliente), suas responsabilidades e autoridade a respeito dos vários aspectos relacionados com a execução do projeto – Matriz de responsabilidades.] </text:p>
        <text:p text:style-name="P65"/>
        <text:p text:style-name="P64"><text:soft-page-break/><text:span text:style-name="T20">Exemplo de </text:span><text:span text:style-name="T17">equipe e suas responsabilidades:</text:span></text:p>
        <text:p text:style-name="P70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9">Nome</text:p>
              </table:table-cell>
              <table:table-cell table:style-name="Tabela3.A1" office:value-type="string">
                <text:p text:style-name="P79">Dados</text:p>
              </table:table-cell>
              <table:table-cell table:style-name="Tabela3.A1" office:value-type="string">
                <text:p text:style-name="P79">Papel</text:p>
              </table:table-cell>
              <table:table-cell table:style-name="Tabela3.A1" office:value-type="string">
                <text:p text:style-name="P20">Empresa</text:p>
                <text:p text:style-name="P80">Área</text:p>
              </table:table-cell>
              <table:table-cell table:style-name="Tabela3.E1" office:value-type="string">
                <text:p text:style-name="P59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2">Viviane Cristina Ricci</text:p>
            </table:table-cell>
            <table:table-cell table:style-name="Tabela3.A2" office:value-type="string">
              <text:p text:style-name="P81">E-mail: nonononono</text:p>
              <text:p text:style-name="P83"><text:span text:style-name="T16">Tel:</text:span><text:span text:style-name="T19"> </text:span><text:span text:style-name="T16">(99) 9999.9999</text:span></text:p>
            </table:table-cell>
            <table:table-cell table:style-name="Tabela3.A2" office:value-type="string">
              <text:p text:style-name="P22">Gerente de Projeto</text:p>
            </table:table-cell>
            <table:table-cell table:style-name="Tabela3.A2" office:value-type="string">
              <text:p text:style-name="P23">STI- ou Equipe técnica</text:p>
            </table:table-cell>
            <table:table-cell table:style-name="Tabela3.E2" office:value-type="string">
              <text:p text:style-name="P22">. Acompanhar os trabalhos da TI;</text:p>
              <text:p text:style-name="P21">. Verificar e garantir a qualidade do Produto;</text:p>
              <text:p text:style-name="P21">. Validar o produto com o cliente;</text:p>
              <text:p text:style-name="P21">. Realizar reuniões semanais com a equipe e cliente;</text:p>
              <text:p text:style-name="P21">. Gerar toda a documentação gerencial;</text:p>
              <text:p text:style-name="P21">. Obter o aceite.</text:p>
            </table:table-cell>
          </table:table-row>
          <table:table-row table:style-name="Tabela3.2">
            <table:table-cell table:style-name="Tabela3.A2" office:value-type="string">
              <text:p text:style-name="P22">Maria </text:p>
            </table:table-cell>
            <table:table-cell table:style-name="Tabela3.A2" office:value-type="string">
              <text:p text:style-name="P81">E-mail: nonononono</text:p>
              <text:p text:style-name="P83"><text:span text:style-name="T16">Tel:</text:span><text:span text:style-name="T19"> </text:span><text:span text:style-name="T16">(99) 9999.9999</text:span></text:p>
            </table:table-cell>
            <table:table-cell table:style-name="Tabela3.A2" office:value-type="string">
              <text:p text:style-name="P22">Gerente de Projeto </text:p>
            </table:table-cell>
            <table:table-cell table:style-name="Tabela3.A2" office:value-type="string">
              <text:p text:style-name="P23">CLIENTE</text:p>
            </table:table-cell>
            <table:table-cell table:style-name="Tabela3.E2" office:value-type="string">
              <text:p text:style-name="P22">. Acompanhar os trabalhos do Datasus;</text:p>
              <text:p text:style-name="P21">. Garantir os recursos solicitados pela TI;</text:p>
              <text:p text:style-name="P21">. Validar o produto Realizar reuniões semanais com a equipe e TI;</text:p>
              <text:p text:style-name="P21">. Assinar e Homologar toda a documentação gerencial;</text:p>
              <text:p text:style-name="P24">. Dar o aceite.</text:p>
            </table:table-cell>
          </table:table-row>
          <table:table-row table:style-name="Tabela3.2">
            <table:table-cell table:style-name="Tabela3.A2" office:value-type="string">
              <text:p text:style-name="P22">Ricardo Queiroz</text:p>
            </table:table-cell>
            <table:table-cell table:style-name="Tabela3.A2" office:value-type="string">
              <text:p text:style-name="P81">E-mail: nonononono</text:p>
              <text:p text:style-name="P84">Tel: (99) 9999.9999</text:p>
            </table:table-cell>
            <table:table-cell table:style-name="Tabela3.A2" office:value-type="string">
              <text:p text:style-name="P22">Analista Líder</text:p>
            </table:table-cell>
            <table:table-cell table:style-name="Tabela3.A2" office:value-type="string">
              <text:p text:style-name="P23">STI</text:p>
            </table:table-cell>
            <table:table-cell table:style-name="Tabela3.E2" office:value-type="string">
              <text:p text:style-name="P25">. Gerar o produto;</text:p>
              <text:p text:style-name="P24">. Validar o produto;</text:p>
              <text:p text:style-name="P24"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6">Washington </text:p>
            </table:table-cell>
            <table:table-cell table:style-name="Tabela3.A2" office:value-type="string">
              <text:p text:style-name="P82">E-mail: nonononono</text:p>
              <text:p text:style-name="P85"/>
            </table:table-cell>
            <table:table-cell table:style-name="Tabela3.A2" office:value-type="string">
              <text:p text:style-name="P22">Analista Líder </text:p>
            </table:table-cell>
            <table:table-cell table:style-name="Tabela3.A2" office:value-type="string">
              <text:p text:style-name="P23">Cliente</text:p>
            </table:table-cell>
            <table:table-cell table:style-name="Tabela3.E2" office:value-type="string">
              <text:p text:style-name="P25">. Prover informações para a geração do Produto;</text:p>
              <text:p text:style-name="P24">. Validar o Produto.</text:p>
            </table:table-cell>
          </table:table-row>
        </table:table>
        <text:p text:style-name="P63"/>
        <text:list xml:id="list35568621" text:continue-numbering="true" text:style-name="WW8Num21">
          <text:list-item>
            <text:h text:style-name="P104" text:outline-level="1"><text:bookmark text:name="__RefHeading__2817_471017092"/>Necessidades básicas do trabalho a ser realizado<text:bookmark-end text:name="__RefHeading__2817_471017092"/></text:h>
          </text:list-item>
        </text:list>
        <text:p text:style-name="Standard"/>
        <text:p text:style-name="P65">Esta seção descreve as necessidades relacionadas à execução do projeto.</text:p>
        <text:p text:style-name="P60">[Descrever a seção.] </text:p>
        <text:p text:style-name="P60">o porque o projeto necessita ser desenvolvido. Conhecimentos do assuntos do projeto, metodologia necessárias, material necessário, equipamentos, financeiro. Tudo o que for necessário para fazer o projeto.</text:p>
        <text:p text:style-name="P60"/>
        <text:p text:style-name="P60">Condições básicas para o trabalho ser realizado.</text:p>
        <text:p text:style-name="P60"/>
        <text:p text:style-name="P60">Você já tem as condições básicas e o que você precisa para executar.</text:p>
        <text:p text:style-name="P60"/>
        <text:p text:style-name="P60">Necessidade = condições básicas.</text:p>
        <text:p text:style-name="P33"/>
        <text:p text:style-name="P33">Ex.: é necesidade básica se o meu sistema só pode ser operado por mouse, se o cliente dizer que só é possível operar via mouse é uma primissia</text:p>
        <text:list xml:id="list35581887" text:continue-numbering="true" text:style-name="WW8Num21">
          <text:list-item>
            <text:h text:style-name="P104" text:outline-level="1"><text:bookmark text:name="__RefHeading__2819_471017092"/><text:soft-page-break/>Descrição do Projeto<text:bookmark-end text:name="__RefHeading__2819_471017092"/></text:h>
          </text:list-item>
        </text:list>
        <text:p text:style-name="P33"/>
        <text:list xml:id="list35569723" text:continue-numbering="true" text:style-name="WW8Num21">
          <text:list-item>
            <text:list>
              <text:list-item>
                <text:h text:style-name="P108" text:outline-level="3"><text:bookmark text:name="__RefHeading__2821_471017092"/>Escopo do Projeto <text:bookmark-end text:name="__RefHeading__2821_471017092"/></text:h>
              </text:list-item>
            </text:list>
          </text:list-item>
        </text:list>
        <text:p text:style-name="P57"/>
        <text:p text:style-name="P102">O projeto engloba a área referente à catalogação dos espécimes, <text:s/></text:p>
        <text:p text:style-name="P87">[Esta seção descreve o que faz parte do escopo deste projeto. Pode-se considerar parte do escopo deste ciclo de vida, por exemplo, o desenvolvimento de um módulo específico do sistema. Quando esta seção não for aplicável, preencher com o texto: “Seção não aplicável para este projeto”.]</text:p>
        <text:p text:style-name="P87">Delimitação do projeto.</text:p>
        <text:p text:style-name="P87">E uma descrição dos requisitos em nível sintético, enquanto os requisitos são em nível análico.</text:p>
        <text:p text:style-name="Standard"/>
        <text:list xml:id="list35575788" text:continue-numbering="true" text:style-name="WW8Num21">
          <text:list-item>
            <text:list>
              <text:list-item>
                <text:h text:style-name="P108" text:outline-level="3"><text:bookmark text:name="__RefHeading__2823_471017092"/>Não-Escopo do Projeto <text:bookmark-end text:name="__RefHeading__2823_471017092"/></text:h>
              </text:list-item>
            </text:list>
          </text:list-item>
        </text:list>
        <text:p text:style-name="Standard"/>
        <text:p text:style-name="P87">[Esta seção descreve o que não faz parte do escopo deste projeto. Pode-se considerar, como parte do não escopo deste ciclo de vida, a implementação de uma funcionalidade específica. Quando esta seção não for aplicável, preencher com o texto: “Seção não aplicável para este projeto”.] Descrever o que o projeto não vai fazer.</text:p>
        <text:p text:style-name="P87"/>
        <text:p text:style-name="P87"/>
        <text:list xml:id="list35573405" text:continue-numbering="true" text:style-name="WW8Num21">
          <text:list-item>
            <text:list>
              <text:list-item>
                <text:h text:style-name="P108" text:outline-level="3"><text:bookmark text:name="__RefHeading__2825_471017092"/>Premissas do Projeto <text:bookmark-end text:name="__RefHeading__2825_471017092"/></text:h>
              </text:list-item>
            </text:list>
          </text:list-item>
        </text:list>
        <text:p text:style-name="Standard"/>
        <text:p text:style-name="P88">Esta seção descreve as premissas essenciais do projeto, que determinarão à viabilização do mesmo.</text:p>
        <text:p text:style-name="P89"><text:s/>[Descrever a seção. Pode-se apresentar.]</text:p>
        <text:p text:style-name="P89">Diagrama da arquitetura que o produto seguirá, por exemplo, ilustrar conexões e interfaces externas, caso este tipo de definição seja premissa básica para viabilização do projeto;</text:p>
        <text:p text:style-name="P89">Os fatores que, quando não seguidos, podem comprometer o projeto;</text:p>
        <text:p text:style-name="P89">A utilização de informações geradas em sistemas específicos, quando este fator representar uma premissa essencial para a viabilização do projeto;</text:p>
        <text:p text:style-name="P87">A garantia de acesso às determinadas informações; etc.</text:p>
        <text:p text:style-name="P87">**</text:p>
        <text:p text:style-name="P87">O que é uma premissas? </text:p>
        <text:p text:style-name="P87">É uma verdade sobre o projeto. Diagrama que demonstre a integração entre o projeto</text:p>
        <text:p text:style-name="P87">Ações obrigatórias para o sucesso do projeto.</text:p>
        <text:p text:style-name="P87">Como a integração será feita entre os sistemas(especificando que deverá ser feito integrações.)</text:p>
        <text:p text:style-name="P87">As necessidades de informações fornecidas pelo cliente/usuários;</text:p>
        <text:p text:style-name="P87"><text:s/></text:p>
        <text:list xml:id="list35579317" text:continue-numbering="true" text:style-name="WW8Num21">
          <text:list-item>
            <text:list>
              <text:list-item>
                <text:h text:style-name="P108" text:outline-level="3"><text:bookmark text:name="__RefHeading__2827_471017092"/>Produto do Projeto <text:bookmark-end text:name="__RefHeading__2827_471017092"/></text:h>
              </text:list-item>
            </text:list>
          </text:list-item>
        </text:list>
        <text:p text:style-name="P32"/>
        <text:p text:style-name="P90">[Esta seção apresenta a visão geral do produto em termos de perspectivas, restrições e características específicas, sejam elas funcionais ou não.]</text:p>
        <text:p text:style-name="P90">** Descrição do que será o produto entregue para o clientes. Especificar. Documentação, manual, treinamento, implantação.</text:p>
        <text:p text:style-name="P96"/>
        <text:list xml:id="list35574184" text:continue-numbering="true" text:style-name="WW8Num21">
          <text:list-item>
            <text:list>
              <text:list-item>
                <text:h text:style-name="P109" text:outline-level="3"><text:bookmark text:name="__RefHeading__2829_471017092"/>Requisitos do Usuário<text:bookmark-end text:name="__RefHeading__2829_471017092"/></text:h>
              </text:list-item>
            </text:list>
          </text:list-item>
        </text:list>
        <text:p text:style-name="Standard"/>
        <text:p text:style-name="P91">Esta seção relaciona todos os requisitos do usuário, que podem ser condições ou capacidades que o sistema deverá satisfazer.</text:p>
        <text:p text:style-name="P91"><text:soft-page-break/>[O conjunto dos requisitos do usuário formará a base para a definição das funcionalidades do produto e compõem as características essenciais do produto. Trata-se dos recursos de nível superior do sistema que são necessários para propiciar benefícios aos usuários. Cada recurso é um serviço desejado externamente que normalmente exige uma série de entradas para alcançar os resultados desejados. Por exemplo: "Fornecer uma interface para coleta de dados".</text:p>
        <text:p text:style-name="P91">Como o Documento é revisado por uma ampla variedade de pessoas envolvidas, o nível de detalhamento terá que ser genérico o bastante para que todos possam compreendê-lo. Esses recursos serão a base fundamental do gerenciamento do projeto, do gerenciamento do escopo e da definição do produto. Esses recursos deverão incluir uma descrição da funcionalidade e de todas as questões de usabilidade relevantes que deverão ser abordadas.</text:p>
        <text:p text:style-name="P91">Evite o design. Mantenha as descrições dos recursos em um nível geral. [Concentre-se nos recursos necessários e no porque (e não em como) eles deverão ser implementados.]</text:p>
        <text:p text:style-name="P34"/>
        <text:list xml:id="list35574302" text:continue-numbering="true" text:style-name="WW8Num21">
          <text:list-item>
            <text:list>
              <text:list-item>
                <text:list>
                  <text:list-item>
                    <text:p text:style-name="P118"><text:bookmark text:name="__RefHeading__2831_471017092"/><text:span text:style-name="Título_20_5_20_Char">[Requisito</text:span><text:span text:style-name="Título_20_5_20_Char">]</text:span><text:bookmark-end text:name="__RefHeading__2831_471017092"/></text:p>
                  </text:list-item>
                </text:list>
              </text:list-item>
            </text:list>
          </text:list-item>
        </text:list>
        <text:p text:style-name="P36"/>
        <text:p text:style-name="P101"><text:s/>[Descrever o requisito.]</text:p>
        <text:p text:style-name="P101"/>
        <text:list xml:id="list35568635" text:continue-numbering="true" text:style-name="WW8Num21">
          <text:list-item>
            <text:list>
              <text:list-item>
                <text:h text:style-name="P111" text:outline-level="3"><text:span text:style-name="Título_20_5_20_Char"><text:span text:style-name="T24">Diagrama Geral de Caso de Uso</text:span></text:span></text:h>
              </text:list-item>
            </text:list>
          </text:list-item>
        </text:list>
        <text:p text:style-name="P100"><text:span text:style-name="Título_20_5_20_Char"><text:span text:style-name="T24"/></text:span></text:p>
        <text:p text:style-name="P92"><text:span text:style-name="Título_20_5_20_Char"><text:span text:style-name="T21"><text:tab/></text:span></text:span><text:span text:style-name="Título_20_5_20_Char"><text:span text:style-name="T22">Nessa seção será anexada o diagrama geral de casos de uso do sistema, onde será apresentada a visão geral do sistema, <text:s/>mostrando a delimitação do escopo do sistema e qual é a interação do</text:span></text:span><text:span text:style-name="Título_20_5_20_Char"><text:span text:style-name="T22">s</text:span></text:span><text:span text:style-name="Título_20_5_20_Char"><text:span text:style-name="T22"> <text:s/></text:span></text:span><text:span text:style-name="Título_20_5_20_Char"><text:span text:style-name="T22">stakeholders do</text:span></text:span><text:span text:style-name="Título_20_5_20_Char"><text:span text:style-name="T22"> sistema.</text:span></text:span></text:p>
        <text:p text:style-name="P34"/>
        <text:list xml:id="list35574810" text:continue-numbering="true" text:style-name="WW8Num21">
          <text:list-item>
            <text:list>
              <text:list-item>
                <text:h text:style-name="P110" text:outline-level="3"><text:bookmark text:name="__RefHeading__2833_471017092"/>Restrições do produto<text:bookmark-end text:name="__RefHeading__2833_471017092"/></text:h>
              </text:list-item>
            </text:list>
          </text:list-item>
        </text:list>
        <text:p text:style-name="P99"/>
        <text:list xml:id="list35138320" text:style-name="L1">
          <text:list-item>
            <text:list>
              <text:list-item>
                <text:list>
                  <text:list-item>
                    <text:list>
                      <text:list-header>
                        <text:p text:style-name="P117"><text:bookmark text:name="__RefHeading__2835_471017092"/>Restrições do produto, quais ações o produto tem que atender, <text:s/>Exemplo de transmissão de dados que necessitam de baixa taixa de transmissão.<text:bookmark-end text:name="__RefHeading__2835_471017092"/></text:p>
                      </text:list-header>
                    </text:list>
                  </text:list-item>
                </text:list>
              </text:list-item>
            </text:list>
          </text:list-item>
        </text:list>
        <text:p text:style-name="P31"/>
        <text:list xml:id="list35587163" text:continue-list="list35574810" text:style-name="WW8Num21">
          <text:list-item>
            <text:list>
              <text:list-item>
                <text:h text:style-name="P110" text:outline-level="3"><text:bookmark text:name="__RefHeading__2837_471017092"/>Critério de qualidade do produto<text:bookmark-end text:name="__RefHeading__2837_471017092"/></text:h>
              </text:list-item>
            </text:list>
          </text:list-item>
        </text:list>
        <text:p text:style-name="Standard"/>
        <text:list xml:id="list35577023" text:continue-list="list35138320" text:style-name="L1">
          <text:list-item>
            <text:list>
              <text:list-item>
                <text:list>
                  <text:list-item>
                    <text:list>
                      <text:list-header>
                        <text:p text:style-name="P119"><text:bookmark text:name="__RefHeading__2839_471017092"/><text:soft-page-break/>Esta seção descreve os critérios que devem ser atingidos para que o produto seja aprovado pelo cliente. <text:bookmark-end text:name="__RefHeading__2839_471017092"/></text:p>
                        <text:p text:style-name="P119"><text:bookmark text:name="__RefHeading__2841_471017092"/>[Descreva a seção. Por exemplo: listar critérios relativos à robustez, tolerância à falhas, usabilidade e características similares. Liste também os padrões aplicáveis, os padrões de hardware ou plataforma, requisitos de performance e requisitos de ambiente que serão necessários para que o sucesso seja alcançado.<text:bookmark-end text:name="__RefHeading__2841_471017092"/></text:p>
                        <text:p text:style-name="P119"><text:bookmark text:name="__RefHeading__2843_471017092"/>Por exemplo:<text:bookmark-end text:name="__RefHeading__2843_471017092"/></text:p>
                        <text:p text:style-name="P119"><text:bookmark text:name="__RefHeading__2845_471017092"/>Robustez – “O sistema deve se manter estável, quando for detectada instabilidade na rede”.<text:bookmark-end text:name="__RefHeading__2845_471017092"/></text:p>
                        <text:p text:style-name="P119"><text:bookmark text:name="__RefHeading__2847_471017092"/>Tolerância a falhas – “Os erros encontrados no sistema não devem comprometer a integridade das informações gerenciadas através do mesmo”.<text:bookmark-end text:name="__RefHeading__2847_471017092"/></text:p>
                        <text:p text:style-name="P119"><text:bookmark text:name="__RefHeading__2849_471017092"/>Requisitos de performance – “A variação do número de usuários logados no sistema não deve comprometer o desempenho do sistema”.<text:bookmark-end text:name="__RefHeading__2849_471017092"/></text:p>
                        <text:p text:style-name="P119"><text:bookmark text:name="__RefHeading__2851_471017092"/>Listar, também, padrões aplicáveis de hardware ou de plataforma.]<text:bookmark-end text:name="__RefHeading__2851_471017092"/></text:p>
                        <text:p text:style-name="P119"><text:bookmark text:name="__RefHeading__2853_471017092"/>**<text:bookmark-end text:name="__RefHeading__2853_471017092"/></text:p>
                        <text:p text:style-name="P119"><text:bookmark text:name="__RefHeading__2855_471017092"/>necessita de mais pesquisas.<text:bookmark-end text:name="__RefHeading__2855_471017092"/></text:p>
                        <text:p text:style-name="P119"/>
                        <text:p text:style-name="P119"><text:bookmark text:name="__RefHeading__2857_471017092"/>Fatores que são necessário para a operação do sistema.<text:bookmark-end text:name="__RefHeading__2857_471017092"/></text:p>
                      </text:list-header>
                    </text:list>
                  </text:list-item>
                </text:list>
              </text:list-item>
            </text:list>
          </text:list-item>
        </text:list>
        <text:p text:style-name="P34"/>
        <text:list xml:id="list35577674" text:continue-list="list35587163" text:style-name="WW8Num21">
          <text:list-item>
            <text:list>
              <text:list-item>
                <text:h text:style-name="P108" text:outline-level="3"><text:bookmark text:name="__RefHeading__2859_471017092"/>Lista de Riscos<text:bookmark-end text:name="__RefHeading__2859_471017092"/></text:h>
              </text:list-item>
            </text:list>
          </text:list-item>
        </text:list>
        <text:p text:style-name="P37"/>
        <text:p text:style-name="P37">Esta seção descreve a lista de riscos para o Projeto identificados durante a elaboração da Visão do Projeto.</text:p>
        <text:p text:style-name="P40">[Poderão ser descritas ações para mitigar, evitar e contingenciar cada risco listado.]</text:p>
        <text:p text:style-name="P40">** </text:p>
        <text:p text:style-name="P40">Adquirir um produto que não foi adiquirido ainda, problema de importação.</text:p>
        <text:p text:style-name="P40"/>
        <text:p text:style-name="P40"/>
        <text:p text:style-name="Standard"/>
        <text:p text:style-name="Standard"/>
        <text:list xml:id="list35561204" text:continue-numbering="true" text:style-name="WW8Num21">
          <text:list-item>
            <text:list>
              <text:list-item>
                <text:h text:style-name="P108" text:outline-level="3"><text:bookmark text:name="__RefHeading__2861_471017092"/>Prioridades<text:bookmark-end text:name="__RefHeading__2861_471017092"/></text:h>
              </text:list-item>
            </text:list>
          </text:list-item>
        </text:list>
        <text:p text:style-name="P40"/>
        <text:p text:style-name="P37">Esta seção apresenta as prioridades das características do produto, de acordo com a visão do cliente.</text:p>
        <text:p text:style-name="P41">[Descrever as prioridades dadas pelo cliente para as características que serão desenvolvidas, podendo ser divididas em termos de versões do produto, por exemplo:</text:p>
        <text:p text:style-name="P41">A versão 1 deve contemplar as seguintes características:</text:p>
        <text:p text:style-name="P48">Logon</text:p>
        <text:p text:style-name="P48">Registro de Cursos</text:p>
        <text:p text:style-name="P48"/>
        <text:p text:style-name="P41">A versão 2 deve incluir:</text:p>
        <text:p text:style-name="P48">Envio de notas dos alunos</text:p>
        <text:p text:style-name="P48">Visualização de notas</text:p>
        <text:p text:style-name="P48"/>
        <text:p text:style-name="P43">As características para a versão 3 ainda não estão definidas. Só está previsto que herdará as funcionalidades já existentes.]</text:p>
        <text:p text:style-name="P43">**</text:p>
        <text:p text:style-name="P43">Versões refletem um pouco das interações que devem ser feitas.</text:p>
        <text:p text:style-name="P44"/>
        <text:p text:style-name="P44"><text:soft-page-break/></text:p>
        <text:list xml:id="list35556050" text:continue-numbering="true" text:style-name="WW8Num21">
          <text:list-item>
            <text:list>
              <text:list-item>
                <text:h text:style-name="P112" text:outline-level="3"><text:bookmark text:name="__RefHeading__2863_471017092"/>Referências<text:bookmark-end text:name="__RefHeading__2863_471017092"/></text:h>
              </text:list-item>
            </text:list>
          </text:list-item>
        </text:list>
        <text:p text:style-name="P71"/>
        <text:p text:style-name="P45">Esta seção apresenta todas as referências utilizadas neste documento.</text:p>
        <text:p text:style-name="P7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6">1.</text:p>
            </table:table-cell>
            <table:table-cell table:style-name="Tabela4.A1" office:value-type="string">
              <text:p text:style-name="P66">[Descrição da <text:span text:style-name="T4">referência</text:span>]</text:p>
            </table:table-cell>
          </table:table-row>
          <table:table-row table:style-name="Tabela4.1">
            <table:table-cell table:style-name="Tabela4.A1" office:value-type="string">
              <text:p text:style-name="P56">2.</text:p>
            </table:table-cell>
            <table:table-cell table:style-name="Tabela4.A1" office:value-type="string">
              <text:p text:style-name="P66">[<text:span text:style-name="T4">Descrição</text:span> da <text:span text:style-name="T4">referência</text:span>]</text:p>
            </table:table-cell>
          </table:table-row>
          <table:table-row table:style-name="Tabela4.1">
            <table:table-cell table:style-name="Tabela4.A1" office:value-type="string">
              <text:p text:style-name="P56"/>
            </table:table-cell>
            <table:table-cell table:style-name="Tabela4.A1" office:value-type="string">
              <text:p text:style-name="P56"/>
            </table:table-cell>
          </table:table-row>
        </table:table>
        <text:h text:style-name="P114" text:outline-level="3"/>
        <text:p text:style-name="Standard"/>
        <text:list xml:id="list35587242" text:continue-numbering="true" text:style-name="WW8Num21">
          <text:list-item>
            <text:list>
              <text:list-item>
                <text:h text:style-name="P113" text:outline-level="3"><text:bookmark text:name="__RefHeading__2865_471017092"/>Cronograma básico do projeto<text:bookmark-end text:name="__RefHeading__2865_471017092"/></text:h>
              </text:list-item>
            </text:list>
          </text:list-item>
        </text:list>
        <text:p text:style-name="Standard"/>
        <text:p text:style-name="P46">[Esta de seção informa a previsão início e a duração.] </text:p>
        <text:p text:style-name="P46">Algumas informações para as </text:p>
        <text:p text:style-name="P46">4 iterações.</text:p>
        <text:p text:style-name="P46">Sendo dessas.</text:p>
        <text:p text:style-name="P46">Cada iterações 4 semanas de documentação e 4 semanas de correções e implementação. </text:p>
        <text:p text:style-name="P46"/>
        <text:p text:style-name="P46"/>
        <text:list xml:id="list35579151" text:continue-numbering="true" text:style-name="WW8Num21">
          <text:list-item>
            <text:list>
              <text:list-item>
                <text:h text:style-name="P113" text:outline-level="3"><text:bookmark text:name="__RefHeading__2867_471017092"/>Estimativas iniciais de custo<text:bookmark-end text:name="__RefHeading__2867_471017092"/></text:h>
              </text:list-item>
            </text:list>
          </text:list-item>
        </text:list>
        <text:p text:style-name="Standard"/>
        <text:p text:style-name="P94">[Esta seção informa o orçamento do projeto.] </text:p>
        <text:p text:style-name="P94"/>
        <text:p text:style-name="P94"/>
        <text:list xml:id="list35555211" text:continue-numbering="true" text:style-name="WW8Num21">
          <text:list-item>
            <text:h text:style-name="P106" text:outline-level="1"><text:bookmark text:name="__RefHeading__2869_471017092"/>Administração<text:bookmark-end text:name="__RefHeading__2869_471017092"/></text:h>
          </text:list-item>
        </text:list>
        <text:p text:style-name="Standard"/>
        <text:list xml:id="list35556553" text:continue-numbering="true" text:style-name="WW8Num21">
          <text:list-item>
            <text:list>
              <text:list-item>
                <text:h text:style-name="P113" text:outline-level="3"><text:bookmark text:name="__RefHeading__2871_471017092"/>Necessidade inicial do Projeto<text:bookmark-end text:name="__RefHeading__2871_471017092"/></text:h>
              </text:list-item>
            </text:list>
          </text:list-item>
        </text:list>
        <text:p text:style-name="Standard"/>
        <text:p text:style-name="P46">[Descrever a necessidade inicial de recursos humanos, equipamentos e material – descrição breve da equipe.]</text:p>
        <text:p text:style-name="P46"/>
        <text:p text:style-name="P42"><text:bookmark text:name="__RefHeading__2873_471017092"/>6.1.1. Necessidade de suporte pela organização<text:bookmark-end text:name="__RefHeading__2873_471017092"/></text:p>
        <text:p text:style-name="P42"/>
        <text:p text:style-name="P35">[Descrever se existe uma necessidade de apoio organizacional ou se o projeto será considerado como um projeto isolado.]</text:p>
        <text:p text:style-name="P95"/>
        <text:p text:style-name="P42"><text:bookmark text:name="__RefHeading__2875_471017092"/>6.1.2. Controle e gerenciamento das informações do projeto<text:bookmark-end text:name="__RefHeading__2875_471017092"/></text:p>
        <text:p text:style-name="P42"/>
        <text:p text:style-name="P35">[Descrever como serão armazenadas e gerenciadas as informações do projeto – site, papel, documentos.]</text:p>
        <text:p text:style-name="Standard"/>
        <text:p text:style-name="P46"/>
        <text:p text:style-name="Standard"/>
        <text:p text:style-name="Standard"/>
        <text:h text:style-name="P115" text:outline-level="3"/>
        <text:p text:style-name="P86"/>
        <text:h text:style-name="P116" text:outline-level="6"/>
        <text:p text:style-name="P38"/>
        <text:p text:style-name="P39"/>
        <text:list xml:id="list35573741" text:continue-numbering="true" text:style-name="WW8Num21">
          <text:list-item>
            <text:h text:style-name="P107" text:outline-level="1"><text:bookmark text:name="__RefHeading__2877_471017092"/>Assinaturas<text:bookmark-end text:name="__RefHeading__2877_471017092"/></text:h>
          </text:list-item>
        </text:list>
        <text:p text:style-name="Standard"/>
        <text:p text:style-name="P30"><text:span text:style-name="T7">Os abaixo assinados estão de acordo com o conteúdo do documento “</text:span><text:span text:style-name="T8">Termo de Abertura</text:span><text:span text:style-name="T7">”, do Sistema &lt;</text:span><text:span text:style-name="T10">Nome do Sistema</text:span><text:span text:style-name="T7">&gt;, versão </text:span><text:span text:style-name="T10">9.9</text:span><text:span text:style-name="T23">,</text:span><text:span text:style-name="T10"> Módulo </text:span><text:span text:style-name="T7">&lt;</text:span><text:span text:style-name="T10">Nome do Módulo – apenas se o Sistema estiver repartido em Módulos</text:span><text:span text:style-name="T7">&gt;, release </text:span><text:span text:style-name="T10">9.9</text:span><text:span text:style-name="T23"> &lt;Nº. da versão do módulo&gt;</text:span><text:span text:style-name="T7">.</text:span></text:p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  <table:table-cell table:style-name="Tabela5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</table:table-row>
          <table:table-row table:style-name="Tabela5.2">
            <table:table-cell table:style-name="Tabela5.A1" office:value-type="string">
              <text:p text:style-name="P47">Nome Completo</text:p>
              <text:p text:style-name="P52">Papel e/ou cargo</text:p>
              <text:p text:style-name="P52"/>
            </table:table-cell>
            <table:table-cell table:style-name="Tabela5.A1" office:value-type="string">
              <text:p text:style-name="P47">Nome Completo</text:p>
              <text:p text:style-name="P52">Papel e/ou cargo</text:p>
            </table:table-cell>
          </table:table-row>
        </table:table>
        <text:p text:style-name="RUP_20_Corpo_20_1"/>
        <text:p text:style-name="RUP_20_Corpo_20_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  <table:table-cell table:style-name="Tabela6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</table:table-row>
          <table:table-row table:style-name="Tabela6.2">
            <table:table-cell table:style-name="Tabela6.A1" office:value-type="string">
              <text:p text:style-name="P47">Nome Completo</text:p>
              <text:p text:style-name="P52">Papel e/ou cargo</text:p>
            </table:table-cell>
            <table:table-cell table:style-name="Tabela6.A1" office:value-type="string">
              <text:p text:style-name="P47">Nome Completo</text:p>
              <text:p text:style-name="P52">Papel e/ou cargo</text:p>
            </table:table-cell>
          </table:table-row>
        </table:table>
        <text:p text:style-name="Standard"/>
        <text:p text:style-name="P7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DejaVu Sans" style:font-size-asian="18pt" style:font-weight-asian="bold" style:font-name-complex="Tahoma1" style:font-size-complex="10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28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Termo de Abertura</text:span><text:span text:style-name="Page_20_Number"><text:span text:style-name="MT3"><text:tab/></text:span></text:span><text:span text:style-name="Page_20_Number"><text:span text:style-name="MT2">mds - tda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0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05:23.82</meta:creation-date>
    <meta:editing-cycles>39</meta:editing-cycles>
    <meta:editing-duration>PT11H27M49S</meta:editing-duration>
    <meta:generator>OpenOffice.org/3.3$Win32 OpenOffice.org_project/330m20$Build-9567</meta:generator>
    <meta:initial-creator>Lena Lúcia de Moraes</meta:initial-creator>
    <dc:date>2011-03-16T15:44:45.17</dc:date>
    <dc:creator>Cally </dc:creator>
    <meta:document-statistic meta:table-count="6" meta:image-count="2" meta:object-count="0" meta:page-count="10" meta:paragraph-count="200" meta:word-count="1668" meta:character-count="10681"/>
  </office:meta>
</office:document-meta>
</file>